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0.487198" calcext:value-type="float">
            <text:p>0.487198</text:p>
          </table:table-cell>
          <table:table-cell office:value-type="float" office:value="0.456952" calcext:value-type="float">
            <text:p>0.456952</text:p>
          </table:table-cell>
          <table:table-cell table:number-columns-repeated="2" office:value-type="float" office:value="0.893341" calcext:value-type="float">
            <text:p>0.893341</text:p>
          </table:table-cell>
        </table:table-row>
        <table:table-row table:style-name="ro1">
          <table:table-cell office:value-type="float" office:value="0.456952" calcext:value-type="float">
            <text:p>0.456952</text:p>
          </table:table-cell>
          <table:table-cell office:value-type="float" office:value="0.893341" calcext:value-type="float">
            <text:p>0.893341</text:p>
          </table:table-cell>
          <table:table-cell table:number-columns-repeated="2" office:value-type="float" office:value="0.456952" calcext:value-type="float">
            <text:p>0.456952</text:p>
          </table:table-cell>
        </table:table-row>
        <table:table-row table:style-name="ro1">
          <table:table-cell office:value-type="float" office:value="0.893341" calcext:value-type="float">
            <text:p>0.893341</text:p>
          </table:table-cell>
          <table:table-cell office:value-type="float" office:value="0.359483" calcext:value-type="float">
            <text:p>0.359483</text:p>
          </table:table-cell>
          <table:table-cell office:value-type="float" office:value="0.487198" calcext:value-type="float">
            <text:p>0.487198</text:p>
          </table:table-cell>
          <table:table-cell office:value-type="float" office:value="0.359483" calcext:value-type="float">
            <text:p>0.359483</text:p>
          </table:table-cell>
        </table:table-row>
        <table:table-row table:style-name="ro1">
          <table:table-cell office:value-type="float" office:value="0.359483" calcext:value-type="float">
            <text:p>0.359483</text:p>
          </table:table-cell>
          <table:table-cell office:value-type="float" office:value="0.487198" calcext:value-type="float">
            <text:p>0.487198</text:p>
          </table:table-cell>
          <table:table-cell office:value-type="float" office:value="0.359483" calcext:value-type="float">
            <text:p>0.359483</text:p>
          </table:table-cell>
          <table:table-cell office:value-type="float" office:value="0.487198" calcext:value-type="float">
            <text:p>0.487198</text:p>
          </table:table-cell>
        </table:table-row>
        <table:table-row table:style-name="ro1">
          <table:table-cell table:number-columns-repeated="4" office:value-type="float" office:value="0.24883" calcext:value-type="float">
            <text:p>0.24883</text:p>
          </table:table-cell>
        </table:table-row>
        <table:table-row table:style-name="ro1">
          <table:table-cell table:number-columns-repeated="4" office:value-type="float" office:value="0.563951" calcext:value-type="float">
            <text:p>0.56395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 office:value-type="float" office:value="0.494854" calcext:value-type="float">
            <text:p>0.494854</text:p>
          </table:table-cell>
        </table:table-row>
        <table:table-row table:style-name="ro1">
          <table:table-cell table:number-columns-repeated="4" office:value-type="float" office:value="0.668105" calcext:value-type="float">
            <text:p>0.668105</text:p>
          </table:table-cell>
        </table:table-row>
        <table:table-row table:style-name="ro1">
          <table:table-cell table:number-columns-repeated="4" office:value-type="float" office:value="0.231484" calcext:value-type="float">
            <text:p>0.231484</text:p>
          </table:table-cell>
        </table:table-row>
        <table:table-row table:style-name="ro1">
          <table:table-cell table:number-columns-repeated="4" office:value-type="float" office:value="0.512512" calcext:value-type="float">
            <text:p>0.512512</text:p>
          </table:table-cell>
        </table:table-row>
        <table:table-row table:style-name="ro1">
          <table:table-cell table:number-columns-repeated="4" office:value-type="float" office:value="0.716413" calcext:value-type="float">
            <text:p>0.716413</text:p>
          </table:table-cell>
        </table:table-row>
        <table:table-row table:style-name="ro1">
          <table:table-cell table:number-columns-repeated="4" office:value-type="float" office:value="0.445797" calcext:value-type="float">
            <text:p>0.44579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 office:value-type="float" office:value="0.577625" calcext:value-type="float">
            <text:p>0.577625</text:p>
          </table:table-cell>
        </table:table-row>
        <table:table-row table:style-name="ro1">
          <table:table-cell table:number-columns-repeated="4" office:value-type="float" office:value="0.459533" calcext:value-type="float">
            <text:p>0.459533</text:p>
          </table:table-cell>
        </table:table-row>
        <table:table-row table:style-name="ro1">
          <table:table-cell table:number-columns-repeated="4" office:value-type="float" office:value="0.429575" calcext:value-type="float">
            <text:p>0.429575</text:p>
          </table:table-cell>
        </table:table-row>
        <table:table-row table:style-name="ro1">
          <table:table-cell table:number-columns-repeated="4" office:value-type="float" office:value="0.091503" calcext:value-type="float">
            <text:p>0.091503</text:p>
          </table:table-cell>
        </table:table-row>
        <table:table-row table:style-name="ro1">
          <table:table-cell table:number-columns-repeated="4" office:value-type="float" office:value="0.440468" calcext:value-type="float">
            <text:p>0.440468</text:p>
          </table:table-cell>
        </table:table-row>
        <table:table-row table:style-name="ro1">
          <table:table-cell table:number-columns-repeated="4" office:value-type="float" office:value="0.008164" calcext:value-type="float">
            <text:p>0.0081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number-columns-repeated="3" office:value-type="float" office:value="0.436968" calcext:value-type="float">
            <text:p>0.436968</text:p>
          </table:table-cell>
        </table:table-row>
        <table:table-row table:style-name="ro1">
          <table:table-cell/>
          <table:table-cell table:number-columns-repeated="3" office:value-type="float" office:value="0.882437" calcext:value-type="float">
            <text:p>0.882437</text:p>
          </table:table-cell>
        </table:table-row>
        <table:table-row table:style-name="ro1">
          <table:table-cell/>
          <table:table-cell table:number-columns-repeated="3" office:value-type="float" office:value="0.043813" calcext:value-type="float">
            <text:p>0.043813</text:p>
          </table:table-cell>
        </table:table-row>
        <table:table-row table:style-name="ro1">
          <table:table-cell/>
          <table:table-cell table:number-columns-repeated="3" office:value-type="float" office:value="0.4222" calcext:value-type="float">
            <text:p>0.4222</text:p>
          </table:table-cell>
        </table:table-row>
        <table:table-row table:style-name="ro1">
          <table:table-cell/>
          <table:table-cell table:number-columns-repeated="3" office:value-type="float" office:value="0.173182" calcext:value-type="float">
            <text:p>0.173182</text:p>
          </table:table-cell>
        </table:table-row>
        <table:table-row table:style-name="ro1">
          <table:table-cell/>
          <table:table-cell table:number-columns-repeated="3" office:value-type="float" office:value="0.050363" calcext:value-type="float">
            <text:p>0.0503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09:03:06.809842716</meta:creation-date>
    <dc:date>2019-10-10T09:06:40.637696071</dc:date>
    <meta:editing-duration>PT3M35S</meta:editing-duration>
    <meta:editing-cycles>1</meta:editing-cycles>
    <meta:document-statistic meta:table-count="1" meta:cell-count="90" meta:object-count="0"/>
    <meta:generator>LibreOffice/6.0.7.3$Linux_X86_64 LibreOffice_project/00m0$Build-3</meta:generator>
  </office:meta>
</office:document-meta>
</file>